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NormalizedMessage.getAttachm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ormalizedMessag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ormalizedMessage.addAttachment( String id , DataHandler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ormalizedMessag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ormalizedMessage.get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ormalizedMessage.removeAttachm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ormalizedMessage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ormalizedMessage.setContent( 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ormalizedMessag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ormalizedMessage.setSecuritySubject( Subject security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NormalizedMessage.getAttachmen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